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53in"/>
    </style:style>
    <style:style style:name="ro1" style:family="table-row">
      <style:table-row-properties style:row-height="0.2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MC Version</text:p>
          </table:table-cell>
          <table:table-cell table:style-name="ce1" office:value-type="string" calcext:value-type="string">
            <text:p>Has Branch</text:p>
          </table:table-cell>
          <table:table-cell table:style-name="ce1" office:value-type="string" calcext:value-type="string">
            <text:p>Has Build</text:p>
          </table:table-cell>
          <table:table-cell table:style-name="ce1" office:value-type="string" calcext:value-type="string">
            <text:p>Is Stable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1.20</text:p>
          </table:table-cell>
          <table:table-cell table:style-name="ce4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1.19</text:p>
          </table:table-cell>
          <table:table-cell table:style-name="ce4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1.18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1.17</text:p>
          </table:table-cell>
          <table:table-cell table:style-name="ce4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1.16</text:p>
          </table:table-cell>
          <table:table-cell table:style-name="ce4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1.15</text:p>
          </table:table-cell>
          <table:table-cell table:style-name="ce4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1.14</text:p>
          </table:table-cell>
          <table:table-cell table:style-name="ce4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1.13</text:p>
          </table:table-cell>
          <table:table-cell table:style-name="ce4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1.12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number-columns-repeated="16380"/>
        </table:table-row>
        <table:table-row table:style-name="ro1" table:number-rows-repeated="13">
          <table:table-cell table:style-name="ce3"/>
          <table:table-cell table:number-columns-repeated="1638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5:12:22.284975466</meta:creation-date>
    <dc:date>2023-02-27T15:16:58.453640306</dc:date>
    <meta:editing-duration>PT4M46S</meta:editing-duration>
    <meta:editing-cycles>1</meta:editing-cycles>
    <meta:document-statistic meta:table-count="1" meta:cell-count="18" meta:object-count="0"/>
    <meta:generator>LibreOffice/7.4.5.1$Linux_X86_64 LibreOffice_project/5b836ae11a8f2f3ddf6e88bcd7da796d725223ae</meta:generator>
  </office:meta>
</office:document-meta>
</file>